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lons :</text:p>
      <text:p text:style-name="Standard"/>
      <text:p text:style-name="Standard">vidéo but de Cristiano Ronaldo :<text:a xlink:type="simple" xlink:href="https://www.youtube.com/watch?v=Y3XFq1RlPW4&amp;ab_channel=FootballReplay" text:style-name="Internet_20_link" text:visited-style-name="Visited_20_Internet_20_Link">https://www.youtube.com/watch?v=Y3XFq1RlPW4&amp;ab_channel=FootballReplay</text:a></text:p>
      <text:p text:style-name="Standard"/>
      <text:p text:style-name="Standard">Toutes les autres vidéos, GIF, ou images sont libre de droit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9T01:08:07.92</meta:creation-date>
    <meta:document-statistic meta:table-count="0" meta:image-count="0" meta:object-count="0" meta:page-count="1" meta:paragraph-count="3" meta:word-count="19" meta:character-count="170"/>
    <dc:date>2021-10-29T01:47:22.72</dc:date>
    <meta:editing-duration>PT24M4S</meta:editing-duration>
    <meta:editing-cycles>1</meta:editing-cycles>
    <meta:generator>OpenOffice/4.1.8$Win32 OpenOffice.org_project/418m3$Build-9803</meta:generator>
  </office:meta>
</office:document-meta>
</file>